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1af45f" officeooo:paragraph-rsid="001af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 text:c="2"/>data <text:s text:c="2"/>set <text:s text:c="2"/>attached <text:s text:c="2"/>to <text:s text:c="2"/>this <text:s text:c="2"/>task <text:s text:c="2"/>contains <text:s text:c="2"/>the <text:s text:c="2"/>purchase <text:s text:c="2"/>histories <text:s text:c="2"/>(i.e., <text:s text:c="2"/>shopping <text:s text:c="2"/>baskets) <text:s text:c="2"/>of <text:s/>2,000 <text:s text:c="2"/>consumers <text:s text:c="2"/>over <text:s text:c="2"/>49 <text:s text:c="2"/>weeks <text:s text:c="2"/>across <text:s text:c="2"/>5 <text:s text:c="2"/>categories <text:s text:c="2"/>(​ train.csv ​ ). <text:s text:c="2"/>In <text:s text:c="2"/>simulating <text:s text:c="2"/>the <text:s text:c="2"/>basket <text:s text:c="2"/>data <text:s/>we <text:s text:c="2"/>assumed <text:s text:c="2"/>that <text:s text:c="2"/>consumers <text:s text:c="2"/>only <text:s text:c="2"/>buy <text:s text:c="2"/>one <text:s text:c="2"/>unit <text:s text:c="2"/>of <text:s text:c="2"/>a <text:s text:c="2"/>product <text:s text:c="2"/>in <text:s text:c="2"/>a <text:s text:c="2"/>given <text:s text:c="2"/>week. <text:s text:c="2"/>The <text:s text:c="2"/>data <text:s text:c="2"/>set <text:s text:c="2"/>also <text:s/>contains <text:s text:c="2"/>the <text:s text:c="2"/>price <text:s text:c="2"/>consumers <text:s text:c="2"/>paid <text:s text:c="2"/>for <text:s text:c="2"/>one <text:s text:c="2"/>unit <text:s text:c="2"/>of <text:s text:c="2"/>product <text:s text:c="2"/>j <text:s text:c="2"/>in <text:s text:c="2"/>week <text:s text:c="2"/>t <text:s text:c="2"/>and <text:s text:c="2"/>a <text:s text:c="2"/>boolean <text:s text:c="2"/>variable <text:s/>that <text:s text:c="2"/>indicates <text:s text:c="2"/>whether <text:s text:c="2"/>the <text:s text:c="2"/>purchased <text:s text:c="2"/>product <text:s text:c="2"/>was <text:s text:c="2"/>advertised <text:s text:c="2"/>(1) <text:s text:c="2"/>or <text:s text:c="2"/>not <text:s text:c="2"/>(0). <text:s text:c="2"/>We <text:s text:c="2"/>also <text:s text:c="2"/>provide <text:s/>the <text:s text:c="2"/>week <text:s text:c="2"/>50 <text:s text:c="2"/>promotion <text:s text:c="2"/>schedule <text:s text:c="2"/>(discounts <text:s text:c="2"/>and <text:s text:c="2"/>advertising) <text:s text:c="2"/>for <text:s text:c="2"/>all <text:s text:c="2"/>products <text:s/>(​ promotion_schedule.csv ​ ). </text:p>
      <text:p text:style-name="P1"><text:s/></text:p>
      <text:p text:style-name="P1">Your task: </text:p>
      <text:p text:style-name="P1">Use <text:s text:c="2"/>the <text:s text:c="2"/>data <text:s text:c="2"/>to <text:s text:c="2"/>build <text:s text:c="2"/>a <text:s text:c="2"/>ML <text:s text:c="2"/>model <text:s text:c="2"/>for <text:s text:c="2"/>consumer <text:s text:c="2"/>purchases. <text:s text:c="2"/>With <text:s text:c="2"/>the <text:s text:c="2"/>trained <text:s text:c="2"/>model, <text:s text:c="2"/>predict <text:s/></text:p>
      <text:p text:style-name="P1">week <text:s text:c="2"/>50 <text:s text:c="2"/>purchases <text:s text:c="2"/>for <text:s text:c="2"/>all <text:s text:c="2"/>80,000 <text:s text:c="2"/>possible <text:s text:c="2"/>consumer-product <text:s text:c="2"/>combinations <text:s text:c="2"/>(40 <text:s text:c="2"/>products <text:s text:c="2"/>x <text:s/></text:p>
      <text:p text:style-name="P1">2,000 <text:s text:c="2"/>consumers) <text:s text:c="2"/>in <text:s text:c="2"/>the <text:s text:c="2"/>data. <text:s text:c="2"/>Feel <text:s text:c="2"/>free <text:s text:c="2"/>to <text:s text:c="2"/>use <text:s text:c="2"/>any <text:s text:c="2"/>non-parametric <text:s text:c="2"/>or <text:s text:c="2"/>“black <text:s text:c="2"/>box” <text:s text:c="2"/>model <text:s text:c="2"/>you <text:s/>consider <text:s text:c="2"/>appropriate. <text:s text:c="2"/>Please <text:s/>provide <text:s text:c="2"/>your <text:s text:c="2"/>predictions <text:s text:c="2"/>as <text:s text:c="2"/>a <text:s text:c="2"/>​ .csv <text:s text:c="2"/>file <text:s text:c="2"/>(cf. prediction_example.csv ​ ) <text:s text:c="2"/>that <text:s text:c="2"/>contains <text:s text:c="2"/>the <text:s text:c="2"/>columns <text:s text:c="2"/>i <text:s/>(consumer), <text:s text:c="2"/>j <text:s text:c="2"/>(product), <text:s text:c="2"/>and <text:s text:c="2"/>prediction. <text:s text:c="2"/>We <text:s text:c="2"/>will <text:s text:c="2"/>benchmark <text:s text:c="2"/>your <text:s text:c="2"/>predictions <text:s text:c="2"/>against <text:s text:c="2"/>observed <text:s text:c="2"/>purchases using the AUC metric. ​ Please indicate your expected AUC score ​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22:32:31.293391324</dc:date>
    <meta:editing-duration>PT2M19S</meta:editing-duration>
    <meta:editing-cycles>1</meta:editing-cycles>
    <meta:document-statistic meta:table-count="0" meta:image-count="0" meta:object-count="0" meta:page-count="1" meta:paragraph-count="6" meta:word-count="112" meta:character-count="1475" meta:non-whitespace-character-count="607"/>
    <meta:generator>LibreOffice/5.1.6.2$Linux_X86_64 LibreOffice_project/10m0$Build-2</meta:generator>
  </office:meta>
</office:document-meta>
</file>